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31cm"/>
    </style:style>
    <style:style style:name="co3" style:family="table-column">
      <style:table-column-properties fo:break-before="auto" style:column-width="3.621cm"/>
    </style:style>
    <style:style style:name="co4" style:family="table-column">
      <style:table-column-properties fo:break-before="auto" style:column-width="3.157cm"/>
    </style:style>
    <style:style style:name="co5" style:family="table-column">
      <style:table-column-properties fo:break-before="auto" style:column-width="7.19cm"/>
    </style:style>
    <style:style style:name="co6" style:family="table-column">
      <style:table-column-properties fo:break-before="auto" style:column-width="5.038cm"/>
    </style:style>
    <style:style style:name="co7" style:family="table-column">
      <style:table-column-properties fo:break-before="auto" style:column-width="2.53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800000" fo:font-weight="bold" style:font-weight-asian="bold" style:font-weight-complex="bold"/>
    </style:style>
    <style:style style:name="ce3" style:family="table-cell" style:parent-style-name="Default">
      <style:text-properties fo:color="#77216f"/>
    </style:style>
    <style:style style:name="ce4" style:family="table-cell" style:parent-style-name="Default">
      <style:text-properties fo:color="#cc0066"/>
    </style:style>
    <style:style style:name="ce5" style:family="table-cell" style:parent-style-name="Default">
      <style:text-properties fo:color="#009900"/>
    </style:style>
    <style:style style:name="ce6" style:family="table-cell" style:parent-style-name="Default">
      <style:text-properties style:text-line-through-style="solid" style:text-line-through-type="single"/>
    </style:style>
    <style:style style:name="ce7" style:family="table-cell" style:parent-style-name="Default">
      <style:text-properties fo:color="#800000"/>
    </style:style>
    <style:style style:name="ce8" style:family="table-cell" style:parent-style-name="Default">
      <style:text-properties fo:color="#cc0000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transparent"/>
      <style:text-properties style:use-window-font-color="true"/>
    </style:style>
    <style:style style:name="ce11" style:family="table-cell" style:parent-style-name="Default">
      <style:text-properties style:use-window-font-color="true"/>
    </style:style>
    <style:style style:name="ce12" style:family="table-cell" style:parent-style-name="Default">
      <style:text-properties style:font-name="Liberation Sans" style:font-name-asian="Droid Sans Fallback" style:font-name-complex="FreeSans"/>
    </style:style>
    <style:style style:name="ce13" style:family="table-cell" style:parent-style-name="Default">
      <style:text-properties fo:color="#009900" style:font-name="Liberation Sans" style:font-name-asian="Droid Sans Fallback" style:font-name-complex="FreeSans"/>
    </style:style>
    <style:style style:name="ce14" style:family="table-cell" style:parent-style-name="Default">
      <style:table-cell-properties fo:background-color="transparent"/>
      <style:text-properties fo:color="#009900"/>
    </style:style>
    <style:style style:name="ce15" style:family="table-cell" style:parent-style-name="Default">
      <style:table-cell-properties fo:background-color="#ffff00"/>
    </style:style>
    <style:style style:name="ce16" style:family="table-cell" style:parent-style-name="Default">
      <style:text-properties fo:color="#009900" fo:font-weight="bold" style:font-weight-asian="bold" style:font-weight-complex="bold"/>
    </style:style>
    <style:style style:name="ce17" style:family="table-cell" style:parent-style-name="Default">
      <style:text-properties fo:font-weight="normal" style:font-weight-asian="normal" style:font-weight-complex="normal"/>
    </style:style>
    <style:style style:name="ce18" style:family="table-cell" style:parent-style-name="Default">
      <style:table-cell-properties fo:background-color="transparent"/>
      <style:text-properties fo:color="#009900" fo:font-weight="normal" style:font-weight-asian="normal" style:font-weight-complex="normal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Arrowheads_20_1" draw:marker-start-width="0.2cm" draw:marker-start-center="false" draw:fill="solid" draw:fill-color="#ffffc0" draw:auto-grow-height="true" draw:auto-grow-width="false" fo:min-height="0.33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fo:color="#800000"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style:paragraph-properties style:text-autospace="none"/>
    </style:style>
    <style:style style:name="P5" style:family="paragraph">
      <style:paragraph-properties fo:text-align="start" style:text-autospace="none" style:line-break="normal" style:writing-mode="page"/>
      <style:text-properties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800000"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style:font-weight-asian="bold" style:font-weight-complex="bol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able table:name="Sheet1" table:style-name="ta1">
        <table:table-column table:style-name="co1" table:number-columns-repeated="15" table:default-cell-style-name="Default"/>
        <table:table-row table:style-name="ro1">
          <table:table-cell table:number-columns-repeated="15"/>
        </table:table-row>
        <table:table-row table:style-name="ro1">
          <table:table-cell/>
          <table:table-cell table:style-name="ce1" office:value-type="string" calcext:value-type="string">
            <text:p>Check:</text:p>
          </table:table-cell>
          <table:table-cell table:number-columns-repeated="6"/>
          <table:table-cell table:style-name="ce1" office:value-type="string" calcext:value-type="string">
            <text:p>To Do: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hero_move – moving to one loc before</text:p>
          </table:table-cell>
          <table:table-cell table:number-columns-repeated="6"/>
          <table:table-cell table:style-name="ce7" office:value-type="string" calcext:value-type="string">
            <text:p>Try running in GCL systems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3" office:value-type="string" calcext:value-type="string">
            <text:p>Check http://www.koonsolo.com/news/dewitters-gameloop/</text:p>
          </table:table-cell>
          <table:table-cell table:number-columns-repeated="6"/>
          <table:table-cell table:style-name="ce8" office:value-type="string" calcext:value-type="string">
            <text:p>Images ke background ko sahi karo</text:p>
          </table:table-cell>
          <table:table-cell table:number-columns-repeated="3"/>
          <table:table-cell office:value-type="string" calcext:value-type="string">
            <text:p>*controls: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Mention controls*</text:p>
          </table:table-cell>
          <table:table-cell table:number-columns-repeated="4"/>
          <table:table-cell office:value-type="string" calcext:value-type="string">
            <text:p>'space' – sound turn on/off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'1' – basic power</text:p>
          </table:table-cell>
        </table:table-row>
        <table:table-row table:style-name="ro1">
          <table:table-cell/>
          <table:table-cell table:style-name="ce1" office:value-type="string" calcext:value-type="string">
            <text:p>Issues:</text:p>
          </table:table-cell>
          <table:table-cell table:number-columns-repeated="12"/>
          <table:table-cell office:value-type="string" calcext:value-type="string">
            <text:p>'2' – magic powe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licking first time always give a 'wrong' sound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4" office:value-type="string" calcext:value-type="string">
            <text:p>hero_move – temple is not considered a blockage</text:p>
          </table:table-cell>
          <table:table-cell table:number-columns-repeated="12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5"/>
          <table:table-cell table:style-name="ce1" office:value-type="string" calcext:value-type="string">
            <text:p>Me-todo: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string" calcext:value-type="string">
            <text:p>check all got &amp; format frequently (to avoid later haphazard)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string" calcext:value-type="string">
            <text:p>samjho A*</text:p>
          </table:table-cell>
          <table:table-cell table:number-columns-repeated="8"/>
        </table:table-row>
        <table:table-row table:style-name="ro1">
          <table:table-cell/>
          <table:table-cell table:style-name="ce2"/>
          <table:table-cell table:number-columns-repeated="13"/>
        </table:table-row>
        <table:table-row table:style-name="ro1" table:number-rows-repeated="5">
          <table:table-cell table:number-columns-repeated="15"/>
        </table:table-row>
        <table:table-row table:style-name="ro1">
          <table:table-cell/>
          <table:table-cell table:style-name="ce1" office:value-type="string" calcext:value-type="string">
            <text:p>Low priority Bonus: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Different images for hero going in different directions</text:p>
          </table:table-cell>
          <table:table-cell table:number-columns-repeated="7"/>
          <table:table-cell office:value-type="string" calcext:value-type="string">
            <text:p>sudo apt-get install cmake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5" office:value-type="string" calcext:value-type="string">
            <text:p>Button for turn off the sound</text:p>
          </table:table-cell>
          <table:table-cell table:number-columns-repeated="7"/>
          <table:table-cell office:value-type="string" calcext:value-type="string">
            <text:p>sudo apt-get install freeglut3-dev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string" calcext:value-type="string">
            <text:p>sudo apt-get install mesa-common-dev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Low priority tasks:</text:p>
          </table:table-cell>
          <table:table-cell table:number-columns-repeated="8"/>
          <table:table-cell office:value-type="string" calcext:value-type="string">
            <text:p>sudo apt-get install xorg-dev libglu1-mesa-dev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6" office:value-type="string" calcext:value-type="string">
            <office:annotation office:display="true" draw:style-name="gr1" draw:text-style-name="P2" svg:width="5.54cm" svg:height="0.596cm" svg:x="8.034cm" svg:y="12.922cm" draw:caption-point-x="-1.271cm" draw:caption-point-y="-1.624cm">
              <dc:date>2014-10-22T00:00:00</dc:date>
              <text:p text:style-name="P1"><text:span text:style-name="T1">Not feasible as per current design</text:span></text:p>
            </office:annotation>
            <text:p>Dynamic screen size</text:p>
          </table:table-cell>
          <table:table-cell table:number-columns-repeated="7"/>
          <table:table-cell office:value-type="string" calcext:value-type="string">
            <office:annotation office:display="true" draw:style-name="gr1" draw:text-style-name="P3" svg:width="3.888cm" svg:height="0.596cm" svg:x="23.975cm" svg:y="7.211cm" draw:caption-point-x="0.85cm" draw:caption-point-y="4.087cm">
              <dc:date>2014-10-22T00:00:00</dc:date>
              <text:p text:style-name="P1"><text:span text:style-name="T2">Confirm from abhishek</text:span></text:p>
            </office:annotation>
            <text:p>sudo apt-get install libsfml-dev lsfml-audio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6" office:value-type="string" calcext:value-type="string">
            <office:annotation office:display="true" draw:style-name="gr1" draw:text-style-name="P2" svg:width="3.227cm" svg:height="0.596cm" svg:x="8.172cm" svg:y="13.879cm" draw:caption-point-x="-1.409cm" draw:caption-point-y="-2.129cm">
              <dc:date>2014-10-22T00:00:00</dc:date>
              <text:p text:style-name="P1"><text:span text:style-name="T1">Looks fine, leave it</text:span></text:p>
            </office:annotation>
            <text:p>check if anything required to be done for spaceVacant</text:p>
          </table:table-cell>
          <table:table-cell table:number-columns-repeated="7"/>
          <table:table-cell table:style-name="ce9"/>
          <table:table-cell table:number-columns-repeated="4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10"/>
          <table:table-cell office:value-type="string" calcext:value-type="string">
            <text:p>gcc -o cube cube.c -lglut -lGLU -lGL</text:p>
          </table:table-cell>
          <table:table-cell table:number-columns-repeated="4"/>
        </table:table-row>
      </table:table>
      <table:table table:name="Properti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6" table:default-cell-style-name="Default"/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Hero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Knif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&lt;Bonus&gt;</text:p>
          </table:table-cell>
          <table:table-cell office:value-type="string" calcext:value-type="string">
            <office:annotation office:display="true" draw:style-name="gr1" draw:text-style-name="P2" svg:width="7.003cm" svg:height="0.596cm" svg:x="21.778cm" svg:y="10.639cm" draw:caption-point-x="-13.078cm" draw:caption-point-y="-8.823cm">
              <dc:date>2014-10-21T00:00:00</dc:date>
              <text:p text:style-name="P1"><text:span text:style-name="T1">Check whether to have – keep low priority</text:span></text:p>
            </office:annotation>
            <text:p>Pistol (Limited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office:annotation office:display="true" draw:style-name="gr1" draw:text-style-name="P2" svg:width="15.26cm" svg:height="1.765cm" svg:x="21.723cm" svg:y="12.445cm" draw:caption-point-x="-13.023cm" draw:caption-point-y="-10.178cm">
              <dc:date>2014-10-21T00:00:00</dc:date>
              <text:p text:style-name="P4"><text:span text:style-name="T3">Time between using consecutive magical powers = magic_spell_time</text:span></text:p>
              <text:p text:style-name="P4"><text:span text:style-name="T3">Impact of the magical power on oponent = magic_impact_time</text:span></text:p>
              <text:p text:style-name="P4"><text:span text:style-name="T3"/></text:p>
              <text:p text:style-name="P4"><text:span text:style-name="T3">magic_spell_time &gt;&gt; magic_impact_time</text:span></text:p>
            </office:annotation>
            <text:p>Magical Power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office:annotation office:display="true" draw:style-name="gr1" draw:text-style-name="P2" svg:width="7.534cm" svg:height="0.596cm" svg:x="23.944cm" svg:y="2.723cm" draw:caption-point-x="-12.087cm" draw:caption-point-y="-0.004cm">
              <dc:date>2014-10-21T00:00:00</dc:date>
              <text:p text:style-name="P1"><text:span text:style-name="T1">hero should have comparatively lower damage</text:span></text:p>
            </office:annotation>
            <text:p>Disabler</text:p>
          </table:table-cell>
          <table:table-cell office:value-type="string" calcext:value-type="string">
            <text:p>Disables from using magical power</text:p>
          </table:table-cell>
          <table:table-cell table:number-columns-repeated="2"/>
          <table:table-cell office:value-type="string" calcext:value-type="string">
            <text:p>Timer – say 5 sec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lower</text:p>
          </table:table-cell>
          <table:table-cell office:value-type="string" calcext:value-type="string">
            <text:p>Reduces the movement &amp; attack speed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office:annotation office:display="true" draw:style-name="gr1" draw:text-style-name="P2" svg:width="11.497cm" svg:height="0.596cm" svg:x="23.972cm" svg:y="3.573cm" draw:caption-point-x="-12.115cm" draw:caption-point-y="0.049cm">
              <dc:date>2014-10-21T00:00:00</dc:date>
              <text:p text:style-name="P5"><text:span text:style-name="T1">Attack speed, movement speed, damage speed is lesser in comparison</text:span></text:p>
            </office:annotation>
            <text:p>Burster</text:p>
          </table:table-cell>
          <table:table-cell office:value-type="string" calcext:value-type="string">
            <text:p>Burst Damage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Stunner</text:p>
          </table:table-cell>
          <table:table-cell office:value-type="string" calcext:value-type="string">
            <text:p>Freeze enemy unit</text:p>
          </table:table-cell>
          <table:table-cell table:number-columns-repeated="2"/>
          <table:table-cell office:value-type="string" calcext:value-type="string">
            <text:p>Timer (very less) – say 1 sec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2"/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Item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Movement speed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Attack speed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Health</text:p>
          </table:table-cell>
          <table:table-cell table:number-columns-repeated="6"/>
          <table:table-cell office:value-type="string" calcext:value-type="string">
            <text:p>Time between taking consecutive items = global_item_tim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amage (Strength)</text:p>
          </table:table-cell>
          <table:table-cell table:number-columns-repeated="6"/>
          <table:table-cell office:value-type="string" calcext:value-type="string">
            <text:p>Time of an item to use = item_use_tim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mple Heale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&lt;Bonus&gt;</text:p>
          </table:table-cell>
          <table:table-cell office:value-type="string" calcext:value-type="string">
            <office:annotation office:display="true" draw:style-name="gr1" draw:text-style-name="P2" svg:width="5.71cm" svg:height="0.596cm" svg:x="21.695cm" svg:y="17.812cm" draw:caption-point-x="-12.995cm" draw:caption-point-y="-9.674cm">
              <dc:date>2014-10-21T00:00:00</dc:date>
              <text:p text:style-name="P1"><text:span text:style-name="T1">Obviously to be used if using pistol</text:span></text:p>
            </office:annotation>
            <text:p>Pistol Ammo</text:p>
          </table:table-cell>
          <table:table-cell table:number-columns-repeated="6"/>
          <table:table-cell office:value-type="string" calcext:value-type="string">
            <text:p>Items are placed at random locations (not in spawn)</text:p>
          </table:table-cell>
        </table:table-row>
        <table:table-row table:style-name="ro1">
          <table:table-cell/>
          <table:table-cell office:value-type="string" calcext:value-type="string">
            <text:p>&lt;Bonus&gt;</text:p>
          </table:table-cell>
          <table:table-cell office:value-type="string" calcext:value-type="string">
            <text:p>Teleport</text:p>
          </table:table-cell>
          <table:table-cell office:value-type="string" calcext:value-type="string">
            <text:p>- Click to go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&lt;Bonus&gt;</text:p>
          </table:table-cell>
          <table:table-cell office:value-type="string" calcext:value-type="string">
            <text:p>Bomb</text:p>
          </table:table-cell>
          <table:table-cell office:value-type="string" calcext:value-type="string">
            <text:p>- May be timer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&lt;Bonus&gt;</text:p>
          </table:table-cell>
          <table:table-cell office:value-type="string" calcext:value-type="string">
            <text:p>God Mode</text:p>
          </table:table-cell>
          <table:table-cell office:value-type="string" calcext:value-type="string">
            <text:p>Timer</text:p>
          </table:table-cell>
          <table:table-cell table:number-columns-repeated="6"/>
        </table:table-row>
        <table:table-row table:style-name="ro1" table:number-rows-repeated="3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Hero properties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Unique magic power</text:p>
          </table:table-cell>
          <table:table-cell office:value-type="string" calcext:value-type="string">
            <text:p>&lt;along with spell time&gt;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10" office:value-type="string" calcext:value-type="string">
            <text:p>Unique build</text:p>
          </table:table-cell>
          <table:table-cell office:value-type="string" calcext:value-type="string">
            <text:p>Damage(Strength)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Health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1" office:value-type="string" calcext:value-type="string">
            <text:p>Attack speed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Movement speed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Items bag</text:p>
          </table:table-cell>
          <table:table-cell office:value-type="string" calcext:value-type="string">
            <text:p>&lt;along with global_item_time&gt;</text:p>
          </table:table-cell>
          <table:table-cell table:number-columns-repeated="6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8"/>
          <table:table-cell office:value-type="string" calcext:value-type="string">
            <text:p>Temple has immense health compared to heroes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8"/>
          <table:table-cell office:value-type="string" calcext:value-type="string">
            <text:p>Reborn at spawn – may be after some time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Going to spawn will refresh the health &amp; pistol_ammo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Attribute_space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eam Nam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Both Heroes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Hero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Pic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roperties (Mentioned above)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&lt;Bonus&gt;</text:p>
          </table:table-cell>
          <table:table-cell/>
          <table:table-cell office:value-type="string" calcext:value-type="string">
            <office:annotation office:display="true" draw:style-name="gr1" draw:text-style-name="P2" svg:width="5.689cm" svg:height="0.596cm" svg:x="21.688cm" svg:y="17.81cm" draw:caption-point-x="-9.831cm" draw:caption-point-y="2.971cm">
              <dc:date>2014-10-21T00:00:00</dc:date>
              <text:p text:style-name="P1"><text:span text:style-name="T1">Obviously to be used if using pistol</text:span></text:p>
            </office:annotation>
            <text:p>Pistol_ammo left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Health of oponent heroes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Temple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Health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Notification 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Item applied, bomb taken</text:p>
          </table:table-cell>
          <table:table-cell table:number-columns-repeated="6"/>
        </table:table-row>
      </table:table>
      <table:table table:name="Things to do" table:style-name="ta1"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5" table:default-cell-style-name="Default"/>
        <table:table-row table:style-name="ro1">
          <table:table-cell table:number-columns-repeated="8"/>
        </table:table-row>
        <table:table-row table:style-name="ro1">
          <table:table-cell table:style-name="ce1" office:value-type="string" calcext:value-type="string">
            <text:p>Phase - 1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13" office:value-type="string" calcext:value-type="string">
            <text:p>Background</text:p>
          </table:table-cell>
          <table:table-cell table:number-columns-repeated="6"/>
        </table:table-row>
        <table:table-row table:style-name="ro1">
          <table:table-cell/>
          <table:table-cell table:style-name="ce13" office:value-type="string" calcext:value-type="string">
            <text:p>Different background for spawn location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string" calcext:value-type="string">
            <text:p>Abstraction for placing an object on grid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string" calcext:value-type="string">
            <text:p>Banda Daalo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string" calcext:value-type="string">
            <text:p>abstraction for getting row&amp;col passing x&amp;y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string" calcext:value-type="string">
            <text:p>&lt;Bonus&gt;</text:p>
          </table:table-cell>
          <table:table-cell office:value-type="string" calcext:value-type="string">
            <text:p>* can even add water (there can be item/magic like going from water)</text:p>
          </table:table-cell>
        </table:table-row>
        <table:table-row table:style-name="ro1">
          <table:table-cell/>
          <table:table-cell table:style-name="ce5" office:value-type="string" calcext:value-type="string">
            <text:p>Banda Chalao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string" calcext:value-type="string">
            <text:p>temple daalo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string" calcext:value-type="string">
            <text:p>Trees &amp; stone daalo</text:p>
          </table:table-cell>
          <table:table-cell table:number-columns-repeated="6"/>
        </table:table-row>
        <table:table-row table:style-name="ro1">
          <table:table-cell/>
          <table:table-cell table:style-name="ce14" office:value-type="string" calcext:value-type="string">
            <text:p>Items daalo (random location – should not be already occupied)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string" calcext:value-type="string">
            <text:p>Separate space for details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15" office:value-type="string" calcext:value-type="string">
            <text:p>check printing text in openGL</text:p>
          </table:table-cell>
          <table:table-cell table:number-columns-repeated="6"/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show details in attribute space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string" calcext:value-type="string">
            <text:p>Sound – Background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string" calcext:value-type="string">
            <text:p>Sound – for particular events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5" office:value-type="string" calcext:value-type="string">
            <text:p>abstraction for changing item location – just change the character/type for the cell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string" calcext:value-type="string">
            <text:p>Periodic rendering of the map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5" office:value-type="string" calcext:value-type="string">
            <text:p>Banda Chalo – using right click – check space not already occupied</text:p>
          </table:table-cell>
          <table:table-cell table:number-columns-repeated="6"/>
        </table:table-row>
        <table:table-row table:style-name="ro1">
          <table:table-cell/>
          <table:table-cell table:style-name="ce16" office:value-type="string" calcext:value-type="string">
            <text:p>A*</text:p>
          </table:table-cell>
          <table:table-cell table:number-columns-repeated="2"/>
          <table:table-cell office:value-type="string" calcext:value-type="string">
            <text:p>* collision detection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Images</text:p>
          </table:table-cell>
          <table:table-cell table:number-columns-repeated="6"/>
        </table:table-row>
        <table:table-row table:style-name="ro1">
          <table:table-cell/>
          <table:table-cell table:style-name="ce1"/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 calcext:value-type="string">
            <text:p>Phase – 2 </text:p>
          </table:table-cell>
          <table:table-cell table:style-name="ce1" office:value-type="string" calcext:value-type="string">
            <text:p>(Attack)</text:p>
          </table:table-cell>
          <table:table-cell table:number-columns-repeated="6"/>
        </table:table-row>
        <table:table-row table:style-name="ro1">
          <table:table-cell table:style-name="ce1" table:number-columns-repeated="2"/>
          <table:table-cell table:number-columns-repeated="6"/>
        </table:table-row>
        <table:table-row table:style-name="ro1">
          <table:table-cell table:style-name="ce1"/>
          <table:table-cell table:style-name="ce17" office:value-type="string" calcext:value-type="string">
            <text:p>check having multiple pages in openGL</text:p>
          </table:table-cell>
          <table:table-cell office:value-type="string" calcext:value-type="string">
            <text:p>(required later multiple times – win page, start page etc)</text:p>
          </table:table-cell>
          <table:table-cell table:number-columns-repeated="5"/>
        </table:table-row>
        <table:table-row table:style-name="ro1">
          <table:table-cell table:style-name="ce1" table:number-columns-repeated="2"/>
          <table:table-cell table:number-columns-repeated="6"/>
        </table:table-row>
        <table:table-row table:style-name="ro1">
          <table:table-cell table:style-name="ce1"/>
          <table:table-cell table:style-name="ce17" office:value-type="string" calcext:value-type="string">
            <text:p>Decide player attributes – strength, speedMove, speedAttack, &amp; updating them on taking items</text:p>
          </table:table-cell>
          <table:table-cell table:number-columns-repeated="6"/>
        </table:table-row>
        <table:table-row table:style-name="ro1">
          <table:table-cell table:style-name="ce1" table:number-columns-repeated="2"/>
          <table:table-cell table:number-columns-repeated="6"/>
        </table:table-row>
        <table:table-row table:style-name="ro1">
          <table:table-cell table:style-name="ce1"/>
          <table:table-cell table:number-columns-repeated="7"/>
        </table:table-row>
        <table:table-row table:style-name="ro1">
          <table:table-cell table:style-name="ce1" table:number-columns-repeated="2"/>
          <table:table-cell table:number-columns-repeated="6"/>
        </table:table-row>
        <table:table-row table:style-name="ro1">
          <table:table-cell table:style-name="ce1"/>
          <table:table-cell table:style-name="ce1" office:value-type="string" calcext:value-type="string">
            <text:p>Selecting basic/magic power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5" office:value-type="string" calcext:value-type="string">
            <text:p>update the current power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hange in attribute space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Taking an item will change the properties</text:p>
          </table:table-cell>
          <table:table-cell table:number-columns-repeated="6"/>
        </table:table-row>
        <table:table-row table:style-name="ro1">
          <table:table-cell/>
          <table:table-cell table:style-name="ce1"/>
          <table:table-cell table:style-name="ce15" office:value-type="string" calcext:value-type="string">
            <text:p>print in notification tab – which item taken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4" office:value-type="string" calcext:value-type="string">
            <text:p>Start the global_item_timer</text:p>
          </table:table-cell>
          <table:table-cell table:style-name="ce15" office:value-type="string" calcext:value-type="string">
            <text:p>check separate timers for the two teams(see if can be added in playerStats)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5" office:value-type="string" calcext:value-type="string">
            <text:p>Change the hero propertie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how in attribute_space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4" office:value-type="string" calcext:value-type="string">
            <text:p>Remove the item from grid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4" office:value-type="string" calcext:value-type="string">
            <text:p>Insert a new item at a random location (should not be already occupied)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Attacking/Healing temple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Own temple – Healing</text:p>
          </table:table-cell>
          <table:table-cell office:value-type="string" calcext:value-type="string">
            <text:p>(Only if has Temple Healer)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Animation for temple healing – Temple animation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office:annotation office:display="true" draw:style-name="gr2" draw:text-style-name="P2" svg:width="3.387cm" svg:height="0.596cm" svg:x="23.226cm" svg:y="19.471cm" draw:caption-point-x="-6.494cm" draw:caption-point-y="4.923cm">
              <dc:date>2014-10-24T00:00:00</dc:date>
              <text:p text:style-name="P1"><text:span text:style-name="T1">May not be required</text:span></text:p>
            </office:annotation>
            <text:p>Animation for healing – Hero animation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Temple Health increases – increase temple health, show in attribute space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Opponents temple – Attacking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Animation for temple attack – Temple animation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office:annotation office:display="true" draw:style-name="gr1" draw:text-style-name="P2" svg:width="2.899cm" svg:height="0.596cm" svg:x="23.282cm" svg:y="20.36cm" draw:caption-point-x="-6.55cm" draw:caption-point-y="6.291cm">
              <dc:date>2014-10-20T00:00:00</dc:date>
              <text:p text:style-name="P1"><text:span text:style-name="T1">.gif</text:span></text:p>
            </office:annotation>
            <text:p>Animation for attack – Hero animation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Temple Health reduces – reduce temple health, show in attribute space</text:p>
          </table:table-cell>
          <table:table-cell table:number-columns-repeated="4"/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Using Magic Spell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Reset spell_timer – shall be shown in attribute space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Do the required for using spell – decreasing health of the opponent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Using an available item by the Hero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Remove the item from attribute_space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Do the required for using item – decreasing health of the opponent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Win Page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Displayed when the health of a temple is zero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tart a new game – Button</text:p>
          </table:table-cell>
          <table:table-cell table:number-columns-repeated="5"/>
        </table:table-row>
        <table:table-row table:style-name="ro1" table:number-rows-repeated="8">
          <table:table-cell table:number-columns-repeated="8"/>
        </table:table-row>
        <table:table-row table:style-name="ro1">
          <table:table-cell table:style-name="ce1" office:value-type="string" calcext:value-type="string">
            <text:p><text:span text:style-name="T4">Phase</text:span> – 3</text:p>
          </table:table-cell>
          <table:table-cell table:style-name="ce1" office:value-type="string" calcext:value-type="string">
            <text:p>(Networking)</text:p>
          </table:table-cell>
          <table:table-cell table:number-columns-repeated="6"/>
        </table:table-row>
        <table:table-row table:style-name="ro1">
          <table:table-cell/>
          <table:table-cell table:style-name="ce18" office:value-type="string" calcext:value-type="string">
            <text:p>blocking opponents area – show 'no Access image' on map, 'wrong' on mouse click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Other pages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First Page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Game Name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Modes</text:p>
          </table:table-cell>
          <table:table-cell office:value-type="string" calcext:value-type="string">
            <text:p>- Single, multi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Ip (only for Multi mode)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ontrols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About 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Next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Exit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office:annotation office:display="true" draw:style-name="gr1" draw:text-style-name="P2" svg:width="8.503cm" svg:height="0.596cm" svg:x="22.975cm" svg:y="34.864cm" draw:caption-point-x="-8.5cm" draw:caption-point-y="7.592cm">
              <dc:date>2014-10-24T00:00:00</dc:date>
              <text:p text:style-name="P2">'About' page can show controls as well..what say???</text:p>
            </office:annotation>
            <text:p>Controls Page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Simply shows the controls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Back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Abou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About the game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Back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Select a hero &amp; select a team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Display heroes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Back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re-start page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Waiting for others to join (1 min wait)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Joining the game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heck if the team already has 2 player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tart the game after 1 min (Take bots for the unjoined players)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Friend – Display same map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Opponent – Display separate map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Bot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AI</text:p>
          </table:table-cell>
          <table:table-cell table:number-columns-repeated="5"/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string" calcext:value-type="string">
            <text:p>Player leaves the game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pause all for a minute, start without it (if not back)</text:p>
          </table:table-cell>
          <table:table-cell table:number-columns-repeated="5"/>
        </table:table-row>
      </table:table>
      <table:table table:name="probable good" table:style-name="ta1">
        <table:table-column table:style-name="co1" table:default-cell-style-name="Default"/>
        <table:table-column table:style-name="co7" table:default-cell-style-name="Default"/>
        <table:table-row table:style-name="ro1" table:number-rows-repeated="4">
          <table:table-cell table:number-columns-repeated="2"/>
        </table:table-row>
        <table:table-row table:style-name="ro1">
          <table:table-cell/>
          <table:table-cell office:value-type="string" calcext:value-type="string">
            <text:p>Well formatted</text:p>
          </table:table-cell>
        </table:table-row>
        <table:table-row table:style-name="ro1">
          <table:table-cell/>
          <table:table-cell office:value-type="string" calcext:value-type="string">
            <text:p>will not break on resizing</text:p>
          </table:table-cell>
        </table:table-row>
        <table:table-row table:style-name="ro1">
          <table:table-cell/>
          <table:table-cell office:value-type="string" calcext:value-type="string">
            <text:p>handle scenario on mouseDown at a point &amp; up later</text:p>
          </table:table-cell>
        </table:table-row>
        <table:table-row table:style-name="ro1">
          <table:table-cell/>
          <table:table-cell office:value-type="string" calcext:value-type="string">
            <text:p>wrong sound on clicking occupied place</text:p>
          </table:table-cell>
        </table:table-row>
        <table:table-row table:style-name="ro1">
          <table:table-cell/>
          <table:table-cell office:value-type="string" calcext:value-type="string">
            <text:p>Space – turn on/off soun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4">00/00/0000</text:date>, <text:time style:data-style-name="N2" text:time-value="19:48:14.24124823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7T01:36:36.107801691</meta:creation-date>
    <dc:date>2014-10-24T19:56:08.285972431</dc:date>
    <meta:editing-duration>P1DT12H56M26S</meta:editing-duration>
    <meta:editing-cycles>209</meta:editing-cycles>
    <meta:generator>LibreOffice/4.2.6.3$Linux_X86_64 LibreOffice_project/420m0$Build-3</meta:generator>
    <meta:document-statistic meta:table-count="4" meta:cell-count="186" meta:object-count="0"/>
  </office:meta>
</office:document-meta>
</file>